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1" draw:layer="layout" svg:width="29.21cm" svg:height="3.682cm" svg:x="2.328cm" svg:y="1.014cm" presentation:class="title" presentation:placeholder="true">
          <draw:text-box/>
        </draw:frame>
        <draw:frame draw:name="Content Placeholder 2" presentation:style-name="pr2" draw:text-style-name="P1" draw:layer="layout" svg:width="29.21cm" svg:height="12.087cm" svg:x="2.328cm" svg:y="5.071cm" presentation:class="outline">
          <draw:text-box>
            <text:list text:style-name="L1">
              <text:list-item>
                <text:p text:style-name="P2"><text:span text:style-name="T1">&lt;&lt;image [imagePath]&gt;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8">18.12.2015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2-18T14:34:30Z</meta:creation-date>
    <dc:date>2015-12-18T21:34:19</dc:date>
    <meta:editing-cycles>2</meta:editing-cycles>
    <meta:editing-duration>PT37S</meta:editing-duration>
    <meta:document-statistic meta:object-count="150"/>
  </office:meta>
</office:document-meta>
</file>